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2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number-columns-repeated="29" table:default-cell-style-name="Default"/>
        <table:table-row table:style-name="ro1">
          <table:table-cell office:value-type="float" office:value="0.545707">
            <text:p>0.545707</text:p>
          </table:table-cell>
          <table:table-cell office:value-type="float" office:value="0.677185">
            <text:p>0.677185</text:p>
          </table:table-cell>
          <table:table-cell office:value-type="float" office:value="0.932984">
            <text:p>0.932984</text:p>
          </table:table-cell>
          <table:table-cell office:value-type="float" office:value="1.38086">
            <text:p>1.38086</text:p>
          </table:table-cell>
          <table:table-cell office:value-type="float" office:value="2.1434">
            <text:p>2.1434</text:p>
          </table:table-cell>
          <table:table-cell office:value-type="float" office:value="1.27074">
            <text:p>1.27074</text:p>
          </table:table-cell>
          <table:table-cell office:value-type="float" office:value="2.81784">
            <text:p>2.81784</text:p>
          </table:table-cell>
          <table:table-cell office:value-type="float" office:value="2.88764">
            <text:p>2.88764</text:p>
          </table:table-cell>
          <table:table-cell office:value-type="float" office:value="1.56209">
            <text:p>1.56209</text:p>
          </table:table-cell>
          <table:table-cell office:value-type="float" office:value="2.89903">
            <text:p>2.89903</text:p>
          </table:table-cell>
          <table:table-cell office:value-type="float" office:value="3.1251">
            <text:p>3.1251</text:p>
          </table:table-cell>
          <table:table-cell office:value-type="float" office:value="4.43016">
            <text:p>4.43016</text:p>
          </table:table-cell>
          <table:table-cell office:value-type="float" office:value="4.54171">
            <text:p>4.54171</text:p>
          </table:table-cell>
          <table:table-cell office:value-type="float" office:value="5.41243">
            <text:p>5.41243</text:p>
          </table:table-cell>
          <table:table-cell office:value-type="float" office:value="5.24694">
            <text:p>5.24694</text:p>
          </table:table-cell>
          <table:table-cell office:value-type="float" office:value="6.21415">
            <text:p>6.21415</text:p>
          </table:table-cell>
          <table:table-cell office:value-type="float" office:value="6.42906">
            <text:p>6.42906</text:p>
          </table:table-cell>
          <table:table-cell office:value-type="float" office:value="7.9219">
            <text:p>7.9219</text:p>
          </table:table-cell>
          <table:table-cell office:value-type="float" office:value="6.78077">
            <text:p>6.78077</text:p>
          </table:table-cell>
          <table:table-cell office:value-type="float" office:value="9.06925">
            <text:p>9.06925</text:p>
          </table:table-cell>
          <table:table-cell office:value-type="float" office:value="8.84576">
            <text:p>8.84576</text:p>
          </table:table-cell>
          <table:table-cell office:value-type="float" office:value="10.2098">
            <text:p>10.2098</text:p>
          </table:table-cell>
          <table:table-cell office:value-type="float" office:value="11.2054">
            <text:p>11.2054</text:p>
          </table:table-cell>
          <table:table-cell office:value-type="float" office:value="11.8433">
            <text:p>11.8433</text:p>
          </table:table-cell>
          <table:table-cell office:value-type="float" office:value="12.3021">
            <text:p>12.3021</text:p>
          </table:table-cell>
          <table:table-cell office:value-type="float" office:value="12.6116">
            <text:p>12.6116</text:p>
          </table:table-cell>
          <table:table-cell office:value-type="float" office:value="14.7844">
            <text:p>14.7844</text:p>
          </table:table-cell>
          <table:table-cell office:value-type="float" office:value="14.9458">
            <text:p>14.9458</text:p>
          </table:table-cell>
          <table:table-cell office:value-type="float" office:value="17.2048">
            <text:p>17.2048</text:p>
          </table:table-cell>
          <table:table-cell office:value-type="float" office:value="17.6753">
            <text:p>17.6753</text:p>
          </table:table-cell>
          <table:table-cell office:value-type="float" office:value="21.649">
            <text:p>21.649</text:p>
          </table:table-cell>
          <table:table-cell office:value-type="float" office:value="21.421">
            <text:p>21.421</text:p>
          </table:table-cell>
          <table:table-cell office:value-type="float" office:value="21.439">
            <text:p>21.439</text:p>
          </table:table-cell>
          <table:table-cell office:value-type="float" office:value="22.9964">
            <text:p>22.9964</text:p>
          </table:table-cell>
        </table:table-row>
        <table:table-row table:style-name="ro1">
          <table:table-cell office:value-type="float" office:value="1.17267">
            <text:p>1.17267</text:p>
          </table:table-cell>
          <table:table-cell office:value-type="float" office:value="1.33605">
            <text:p>1.33605</text:p>
          </table:table-cell>
          <table:table-cell office:value-type="float" office:value="1.62577">
            <text:p>1.62577</text:p>
          </table:table-cell>
          <table:table-cell office:value-type="float" office:value="2.13083">
            <text:p>2.13083</text:p>
          </table:table-cell>
          <table:table-cell office:value-type="float" office:value="0.889661">
            <text:p>0.889661</text:p>
          </table:table-cell>
          <table:table-cell office:value-type="float" office:value="2.02362">
            <text:p>2.02362</text:p>
          </table:table-cell>
          <table:table-cell office:value-type="float" office:value="1.61293">
            <text:p>1.61293</text:p>
          </table:table-cell>
          <table:table-cell office:value-type="float" office:value="1.71718">
            <text:p>1.71718</text:p>
          </table:table-cell>
          <table:table-cell office:value-type="float" office:value="2.476">
            <text:p>2.476</text:p>
          </table:table-cell>
          <table:table-cell office:value-type="float" office:value="1.99404">
            <text:p>1.99404</text:p>
          </table:table-cell>
          <table:table-cell office:value-type="float" office:value="4.25002">
            <text:p>4.25002</text:p>
          </table:table-cell>
          <table:table-cell office:value-type="float" office:value="3.26391">
            <text:p>3.26391</text:p>
          </table:table-cell>
          <table:table-cell office:value-type="float" office:value="5.14282">
            <text:p>5.14282</text:p>
          </table:table-cell>
          <table:table-cell office:value-type="float" office:value="4.03353">
            <text:p>4.03353</text:p>
          </table:table-cell>
          <table:table-cell office:value-type="float" office:value="6.0016">
            <text:p>6.0016</text:p>
          </table:table-cell>
          <table:table-cell office:value-type="float" office:value="5.10164">
            <text:p>5.10164</text:p>
          </table:table-cell>
          <table:table-cell office:value-type="float" office:value="7.45544">
            <text:p>7.45544</text:p>
          </table:table-cell>
          <table:table-cell office:value-type="float" office:value="7.12391">
            <text:p>7.12391</text:p>
          </table:table-cell>
          <table:table-cell office:value-type="float" office:value="8.21298">
            <text:p>8.21298</text:p>
          </table:table-cell>
          <table:table-cell office:value-type="float" office:value="8.94777">
            <text:p>8.94777</text:p>
          </table:table-cell>
          <table:table-cell office:value-type="float" office:value="9.12739">
            <text:p>9.12739</text:p>
          </table:table-cell>
          <table:table-cell office:value-type="float" office:value="10.6184">
            <text:p>10.6184</text:p>
          </table:table-cell>
          <table:table-cell office:value-type="float" office:value="11.7815">
            <text:p>11.7815</text:p>
          </table:table-cell>
          <table:table-cell office:value-type="float" office:value="12.7797">
            <text:p>12.7797</text:p>
          </table:table-cell>
          <table:table-cell office:value-type="float" office:value="13.5406">
            <text:p>13.5406</text:p>
          </table:table-cell>
          <table:table-cell office:value-type="float" office:value="14.047">
            <text:p>14.047</text:p>
          </table:table-cell>
          <table:table-cell office:value-type="float" office:value="14.4569">
            <text:p>14.4569</text:p>
          </table:table-cell>
          <table:table-cell office:value-type="float" office:value="14.8588">
            <text:p>14.8588</text:p>
          </table:table-cell>
          <table:table-cell office:value-type="float" office:value="17.4322">
            <text:p>17.4322</text:p>
          </table:table-cell>
          <table:table-cell office:value-type="float" office:value="18.2831">
            <text:p>18.2831</text:p>
          </table:table-cell>
          <table:table-cell office:value-type="float" office:value="19.4401">
            <text:p>19.4401</text:p>
          </table:table-cell>
          <table:table-cell office:value-type="float" office:value="21.0538">
            <text:p>21.0538</text:p>
          </table:table-cell>
          <table:table-cell office:value-type="float" office:value="21.0953">
            <text:p>21.0953</text:p>
          </table:table-cell>
          <table:table-cell office:value-type="float" office:value="23.7475">
            <text:p>23.7475</text:p>
          </table:table-cell>
        </table:table-row>
        <table:table-row table:style-name="ro1">
          <table:table-cell office:value-type="float" office:value="1.8573">
            <text:p>1.8573</text:p>
          </table:table-cell>
          <table:table-cell office:value-type="float" office:value="2.0692">
            <text:p>2.0692</text:p>
          </table:table-cell>
          <table:table-cell office:value-type="float" office:value="0.372003">
            <text:p>0.372003</text:p>
          </table:table-cell>
          <table:table-cell office:value-type="float" office:value="0.891797">
            <text:p>0.891797</text:p>
          </table:table-cell>
          <table:table-cell office:value-type="float" office:value="1.75598">
            <text:p>1.75598</text:p>
          </table:table-cell>
          <table:table-cell office:value-type="float" office:value="1.03933">
            <text:p>1.03933</text:p>
          </table:table-cell>
          <table:table-cell office:value-type="float" office:value="2.77972">
            <text:p>2.77972</text:p>
          </table:table-cell>
          <table:table-cell office:value-type="float" office:value="3.13232">
            <text:p>3.13232</text:p>
          </table:table-cell>
          <table:table-cell office:value-type="float" office:value="2.1399">
            <text:p>2.1399</text:p>
          </table:table-cell>
          <table:table-cell office:value-type="float" office:value="3.90034">
            <text:p>3.90034</text:p>
          </table:table-cell>
          <table:table-cell office:value-type="float" office:value="2.42669">
            <text:p>2.42669</text:p>
          </table:table-cell>
          <table:table-cell office:value-type="float" office:value="3.8446">
            <text:p>3.8446</text:p>
          </table:table-cell>
          <table:table-cell office:value-type="float" office:value="4.28809">
            <text:p>4.28809</text:p>
          </table:table-cell>
          <table:table-cell office:value-type="float" office:value="5.79609">
            <text:p>5.79609</text:p>
          </table:table-cell>
          <table:table-cell office:value-type="float" office:value="6.53831">
            <text:p>6.53831</text:p>
          </table:table-cell>
          <table:table-cell office:value-type="float" office:value="6.49002">
            <text:p>6.49002</text:p>
          </table:table-cell>
          <table:table-cell office:value-type="float" office:value="7.79444">
            <text:p>7.79444</text:p>
          </table:table-cell>
          <table:table-cell office:value-type="float" office:value="8.55933">
            <text:p>8.55933</text:p>
          </table:table-cell>
          <table:table-cell office:value-type="float" office:value="8.40308">
            <text:p>8.40308</text:p>
          </table:table-cell>
          <table:table-cell office:value-type="float" office:value="9.64698">
            <text:p>9.64698</text:p>
          </table:table-cell>
          <table:table-cell office:value-type="float" office:value="10.6352">
            <text:p>10.6352</text:p>
          </table:table-cell>
          <table:table-cell office:value-type="float" office:value="11.2253">
            <text:p>11.2253</text:p>
          </table:table-cell>
          <table:table-cell office:value-type="float" office:value="11.0847">
            <text:p>11.0847</text:p>
          </table:table-cell>
          <table:table-cell office:value-type="float" office:value="12.2043">
            <text:p>12.2043</text:p>
          </table:table-cell>
          <table:table-cell office:value-type="float" office:value="13.1368">
            <text:p>13.1368</text:p>
          </table:table-cell>
          <table:table-cell office:value-type="float" office:value="14.0515">
            <text:p>14.0515</text:p>
          </table:table-cell>
          <table:table-cell office:value-type="float" office:value="14.9432">
            <text:p>14.9432</text:p>
          </table:table-cell>
          <table:table-cell office:value-type="float" office:value="15.7867">
            <text:p>15.7867</text:p>
          </table:table-cell>
          <table:table-cell office:value-type="float" office:value="16.6765">
            <text:p>16.6765</text:p>
          </table:table-cell>
          <table:table-cell office:value-type="float" office:value="17.7738">
            <text:p>17.7738</text:p>
          </table:table-cell>
          <table:table-cell office:value-type="float" office:value="19.1126">
            <text:p>19.1126</text:p>
          </table:table-cell>
          <table:table-cell office:value-type="float" office:value="20.645">
            <text:p>20.645</text:p>
          </table:table-cell>
          <table:table-cell office:value-type="float" office:value="22.6717">
            <text:p>22.6717</text:p>
          </table:table-cell>
          <table:table-cell office:value-type="float" office:value="24.2486">
            <text:p>24.2486</text:p>
          </table:table-cell>
        </table:table-row>
        <table:table-row table:style-name="ro1">
          <table:table-cell office:value-type="float" office:value="1.13448">
            <text:p>1.13448</text:p>
          </table:table-cell>
          <table:table-cell office:value-type="float" office:value="1.2728">
            <text:p>1.2728</text:p>
          </table:table-cell>
          <table:table-cell office:value-type="float" office:value="1.56965">
            <text:p>1.56965</text:p>
          </table:table-cell>
          <table:table-cell office:value-type="float" office:value="2.08851">
            <text:p>2.08851</text:p>
          </table:table-cell>
          <table:table-cell office:value-type="float" office:value="0.86273">
            <text:p>0.86273</text:p>
          </table:table-cell>
          <table:table-cell office:value-type="float" office:value="1.97039">
            <text:p>1.97039</text:p>
          </table:table-cell>
          <table:table-cell office:value-type="float" office:value="1.50551">
            <text:p>1.50551</text:p>
          </table:table-cell>
          <table:table-cell office:value-type="float" office:value="1.53963">
            <text:p>1.53963</text:p>
          </table:table-cell>
          <table:table-cell office:value-type="float" office:value="2.18268">
            <text:p>2.18268</text:p>
          </table:table-cell>
          <table:table-cell office:value-type="float" office:value="3.50129">
            <text:p>3.50129</text:p>
          </table:table-cell>
          <table:table-cell office:value-type="float" office:value="3.56807">
            <text:p>3.56807</text:p>
          </table:table-cell>
          <table:table-cell office:value-type="float" office:value="4.49977">
            <text:p>4.49977</text:p>
          </table:table-cell>
          <table:table-cell office:value-type="float" office:value="4.3362">
            <text:p>4.3362</text:p>
          </table:table-cell>
          <table:table-cell office:value-type="float" office:value="5.1698">
            <text:p>5.1698</text:p>
          </table:table-cell>
          <table:table-cell office:value-type="float" office:value="5.06944">
            <text:p>5.06944</text:p>
          </table:table-cell>
          <table:table-cell office:value-type="float" office:value="6.15577">
            <text:p>6.15577</text:p>
          </table:table-cell>
          <table:table-cell office:value-type="float" office:value="6.59235">
            <text:p>6.59235</text:p>
          </table:table-cell>
          <table:table-cell office:value-type="float" office:value="6.29897">
            <text:p>6.29897</text:p>
          </table:table-cell>
          <table:table-cell office:value-type="float" office:value="7.30766">
            <text:p>7.30766</text:p>
          </table:table-cell>
          <table:table-cell office:value-type="float" office:value="7.83172">
            <text:p>7.83172</text:p>
          </table:table-cell>
          <table:table-cell office:value-type="float" office:value="9.84861">
            <text:p>9.84861</text:p>
          </table:table-cell>
          <table:table-cell office:value-type="float" office:value="9.45356">
            <text:p>9.45356</text:p>
          </table:table-cell>
          <table:table-cell office:value-type="float" office:value="10.7774">
            <text:p>10.7774</text:p>
          </table:table-cell>
          <table:table-cell office:value-type="float" office:value="11.902">
            <text:p>11.902</text:p>
          </table:table-cell>
          <table:table-cell office:value-type="float" office:value="12.9186">
            <text:p>12.9186</text:p>
          </table:table-cell>
          <table:table-cell office:value-type="float" office:value="13.7862">
            <text:p>13.7862</text:p>
          </table:table-cell>
          <table:table-cell office:value-type="float" office:value="14.532">
            <text:p>14.532</text:p>
          </table:table-cell>
          <table:table-cell office:value-type="float" office:value="15.1761">
            <text:p>15.1761</text:p>
          </table:table-cell>
          <table:table-cell office:value-type="float" office:value="18.0375">
            <text:p>18.0375</text:p>
          </table:table-cell>
          <table:table-cell office:value-type="float" office:value="17.5863">
            <text:p>17.5863</text:p>
          </table:table-cell>
          <table:table-cell office:value-type="float" office:value="20.3103">
            <text:p>20.3103</text:p>
          </table:table-cell>
          <table:table-cell office:value-type="float" office:value="21.121">
            <text:p>21.121</text:p>
          </table:table-cell>
          <table:table-cell office:value-type="float" office:value="21.127">
            <text:p>21.127</text:p>
          </table:table-cell>
          <table:table-cell office:value-type="float" office:value="23.3599">
            <text:p>23.3599</text:p>
          </table:table-cell>
        </table:table-row>
        <table:table-row table:style-name="ro1">
          <table:table-cell office:value-type="float" office:value="1.16974">
            <text:p>1.16974</text:p>
          </table:table-cell>
          <table:table-cell office:value-type="float" office:value="1.37122">
            <text:p>1.37122</text:p>
          </table:table-cell>
          <table:table-cell office:value-type="float" office:value="1.65382">
            <text:p>1.65382</text:p>
          </table:table-cell>
          <table:table-cell office:value-type="float" office:value="2.13368">
            <text:p>2.13368</text:p>
          </table:table-cell>
          <table:table-cell office:value-type="float" office:value="0.880128">
            <text:p>0.880128</text:p>
          </table:table-cell>
          <table:table-cell office:value-type="float" office:value="1.98685">
            <text:p>1.98685</text:p>
          </table:table-cell>
          <table:table-cell office:value-type="float" office:value="1.55305">
            <text:p>1.55305</text:p>
          </table:table-cell>
          <table:table-cell office:value-type="float" office:value="1.65195">
            <text:p>1.65195</text:p>
          </table:table-cell>
          <table:table-cell office:value-type="float" office:value="2.35686">
            <text:p>2.35686</text:p>
          </table:table-cell>
          <table:table-cell office:value-type="float" office:value="3.71991">
            <text:p>3.71991</text:p>
          </table:table-cell>
          <table:table-cell office:value-type="float" office:value="3.85546">
            <text:p>3.85546</text:p>
          </table:table-cell>
          <table:table-cell office:value-type="float" office:value="2.82521">
            <text:p>2.82521</text:p>
          </table:table-cell>
          <table:table-cell office:value-type="float" office:value="4.66804">
            <text:p>4.66804</text:p>
          </table:table-cell>
          <table:table-cell office:value-type="float" office:value="5.51054">
            <text:p>5.51054</text:p>
          </table:table-cell>
          <table:table-cell office:value-type="float" office:value="5.43864">
            <text:p>5.43864</text:p>
          </table:table-cell>
          <table:table-cell office:value-type="float" office:value="6.50174">
            <text:p>6.50174</text:p>
          </table:table-cell>
          <table:table-cell office:value-type="float" office:value="6.73829">
            <text:p>6.73829</text:p>
          </table:table-cell>
          <table:table-cell office:value-type="float" office:value="6.35949">
            <text:p>6.35949</text:p>
          </table:table-cell>
          <table:table-cell office:value-type="float" office:value="7.36301">
            <text:p>7.36301</text:p>
          </table:table-cell>
          <table:table-cell office:value-type="float" office:value="7.68882">
            <text:p>7.68882</text:p>
          </table:table-cell>
          <table:table-cell office:value-type="float" office:value="9.50609">
            <text:p>9.50609</text:p>
          </table:table-cell>
          <table:table-cell office:value-type="float" office:value="10.9207">
            <text:p>10.9207</text:p>
          </table:table-cell>
          <table:table-cell office:value-type="float" office:value="9.91637">
            <text:p>9.91637</text:p>
          </table:table-cell>
          <table:table-cell office:value-type="float" office:value="12.5847">
            <text:p>12.5847</text:p>
          </table:table-cell>
          <table:table-cell office:value-type="float" office:value="13.1024">
            <text:p>13.1024</text:p>
          </table:table-cell>
          <table:table-cell office:value-type="float" office:value="13.5424">
            <text:p>13.5424</text:p>
          </table:table-cell>
          <table:table-cell office:value-type="float" office:value="13.8586">
            <text:p>13.8586</text:p>
          </table:table-cell>
          <table:table-cell office:value-type="float" office:value="16.1516">
            <text:p>16.1516</text:p>
          </table:table-cell>
          <table:table-cell office:value-type="float" office:value="17.8656">
            <text:p>17.8656</text:p>
          </table:table-cell>
          <table:table-cell office:value-type="float" office:value="18.3454">
            <text:p>18.3454</text:p>
          </table:table-cell>
          <table:table-cell office:value-type="float" office:value="19.8022">
            <text:p>19.8022</text:p>
          </table:table-cell>
          <table:table-cell office:value-type="float" office:value="21.0215">
            <text:p>21.0215</text:p>
          </table:table-cell>
          <table:table-cell office:value-type="float" office:value="20.6801">
            <text:p>20.6801</text:p>
          </table:table-cell>
          <table:table-cell office:value-type="float" office:value="22.871">
            <text:p>22.871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table:formula="of:=2000" office:value-type="float" office:value="2000">
            <text:p>2000</text:p>
          </table:table-cell>
          <table:table-cell table:formula="of:=[.A7]+2000" office:value-type="float" office:value="4000">
            <text:p>4000</text:p>
          </table:table-cell>
          <table:table-cell table:formula="of:=[.B7]+2000" office:value-type="float" office:value="6000">
            <text:p>6000</text:p>
          </table:table-cell>
          <table:table-cell table:formula="of:=[.C7]+2000" office:value-type="float" office:value="8000">
            <text:p>8000</text:p>
          </table:table-cell>
          <table:table-cell table:formula="of:=[.D7]+2000" office:value-type="float" office:value="10000">
            <text:p>10000</text:p>
          </table:table-cell>
          <table:table-cell table:formula="of:=[.E7]+2000" office:value-type="float" office:value="12000">
            <text:p>12000</text:p>
          </table:table-cell>
          <table:table-cell table:formula="of:=[.F7]+2000" office:value-type="float" office:value="14000">
            <text:p>14000</text:p>
          </table:table-cell>
          <table:table-cell table:formula="of:=[.G7]+2000" office:value-type="float" office:value="16000">
            <text:p>16000</text:p>
          </table:table-cell>
          <table:table-cell table:formula="of:=[.H7]+2000" office:value-type="float" office:value="18000">
            <text:p>18000</text:p>
          </table:table-cell>
          <table:table-cell table:formula="of:=[.I7]+2000" office:value-type="float" office:value="20000">
            <text:p>20000</text:p>
          </table:table-cell>
          <table:table-cell table:formula="of:=[.J7]+2000" office:value-type="float" office:value="22000">
            <text:p>22000</text:p>
          </table:table-cell>
          <table:table-cell table:formula="of:=[.K7]+2000" office:value-type="float" office:value="24000">
            <text:p>24000</text:p>
          </table:table-cell>
          <table:table-cell table:formula="of:=[.L7]+2000" office:value-type="float" office:value="26000">
            <text:p>26000</text:p>
          </table:table-cell>
          <table:table-cell table:formula="of:=[.M7]+2000" office:value-type="float" office:value="28000">
            <text:p>28000</text:p>
          </table:table-cell>
          <table:table-cell table:formula="of:=[.N7]+2000" office:value-type="float" office:value="30000">
            <text:p>30000</text:p>
          </table:table-cell>
          <table:table-cell table:formula="of:=[.O7]+2000" office:value-type="float" office:value="32000">
            <text:p>32000</text:p>
          </table:table-cell>
          <table:table-cell table:formula="of:=[.P7]+2000" office:value-type="float" office:value="34000">
            <text:p>34000</text:p>
          </table:table-cell>
          <table:table-cell table:formula="of:=[.Q7]+2000" office:value-type="float" office:value="36000">
            <text:p>36000</text:p>
          </table:table-cell>
          <table:table-cell table:formula="of:=[.R7]+2000" office:value-type="float" office:value="38000">
            <text:p>38000</text:p>
          </table:table-cell>
          <table:table-cell table:formula="of:=[.S7]+2000" office:value-type="float" office:value="40000">
            <text:p>40000</text:p>
          </table:table-cell>
          <table:table-cell table:formula="of:=[.T7]+2000" office:value-type="float" office:value="42000">
            <text:p>42000</text:p>
          </table:table-cell>
          <table:table-cell table:formula="of:=[.U7]+2000" office:value-type="float" office:value="44000">
            <text:p>44000</text:p>
          </table:table-cell>
          <table:table-cell table:formula="of:=[.V7]+2000" office:value-type="float" office:value="46000">
            <text:p>46000</text:p>
          </table:table-cell>
          <table:table-cell table:formula="of:=[.W7]+2000" office:value-type="float" office:value="48000">
            <text:p>48000</text:p>
          </table:table-cell>
          <table:table-cell table:formula="of:=[.X7]+2000" office:value-type="float" office:value="50000">
            <text:p>50000</text:p>
          </table:table-cell>
          <table:table-cell table:formula="of:=[.Y7]+2000" office:value-type="float" office:value="52000">
            <text:p>52000</text:p>
          </table:table-cell>
          <table:table-cell table:formula="of:=[.Z7]+2000" office:value-type="float" office:value="54000">
            <text:p>54000</text:p>
          </table:table-cell>
          <table:table-cell table:formula="of:=[.AA7]+2000" office:value-type="float" office:value="56000">
            <text:p>56000</text:p>
          </table:table-cell>
          <table:table-cell table:formula="of:=[.AB7]+2000" office:value-type="float" office:value="58000">
            <text:p>58000</text:p>
          </table:table-cell>
          <table:table-cell table:formula="of:=[.AC7]+2000" office:value-type="float" office:value="60000">
            <text:p>60000</text:p>
          </table:table-cell>
          <table:table-cell table:formula="of:=[.AD7]+2000" office:value-type="float" office:value="62000">
            <text:p>62000</text:p>
          </table:table-cell>
          <table:table-cell table:formula="of:=[.AE7]+2000" office:value-type="float" office:value="64000">
            <text:p>64000</text:p>
          </table:table-cell>
          <table:table-cell table:formula="of:=[.AF7]+2000" office:value-type="float" office:value="66000">
            <text:p>66000</text:p>
          </table:table-cell>
          <table:table-cell table:formula="of:=[.AG7]+2000" office:value-type="float" office:value="68000">
            <text:p>68000</text:p>
          </table:table-cell>
        </table:table-row>
        <table:table-row table:style-name="ro1">
          <table:table-cell table:formula="of:=SUM([.A1:.A5])/5" office:value-type="float" office:value="1.1759794">
            <text:p>1.1759794</text:p>
          </table:table-cell>
          <table:table-cell table:formula="of:=SUM([.B1:.B5])/5" office:value-type="float" office:value="1.345291">
            <text:p>1.345291</text:p>
          </table:table-cell>
          <table:table-cell table:formula="of:=SUM([.C1:.C5])/5" office:value-type="float" office:value="1.2308454">
            <text:p>1.2308454</text:p>
          </table:table-cell>
          <table:table-cell table:formula="of:=SUM([.D1:.D5])/5" office:value-type="float" office:value="1.7251354">
            <text:p>1.7251354</text:p>
          </table:table-cell>
          <table:table-cell table:formula="of:=SUM([.E1:.E5])/5" office:value-type="float" office:value="1.3063798">
            <text:p>1.3063798</text:p>
          </table:table-cell>
          <table:table-cell table:formula="of:=SUM([.F1:.F5])/5" office:value-type="float" office:value="1.658186">
            <text:p>1.658186</text:p>
          </table:table-cell>
          <table:table-cell table:formula="of:=SUM([.G1:.G5])/5" office:value-type="float" office:value="2.05381">
            <text:p>2.05381</text:p>
          </table:table-cell>
          <table:table-cell table:formula="of:=SUM([.H1:.H5])/5" office:value-type="float" office:value="2.185744">
            <text:p>2.185744</text:p>
          </table:table-cell>
          <table:table-cell table:formula="of:=SUM([.I1:.I5])/5" office:value-type="float" office:value="2.143506">
            <text:p>2.143506</text:p>
          </table:table-cell>
          <table:table-cell table:formula="of:=SUM([.J1:.J5])/5" office:value-type="float" office:value="3.202922">
            <text:p>3.202922</text:p>
          </table:table-cell>
          <table:table-cell table:formula="of:=SUM([.K1:.K5])/5" office:value-type="float" office:value="3.445068">
            <text:p>3.445068</text:p>
          </table:table-cell>
          <table:table-cell table:formula="of:=SUM([.L1:.L5])/5" office:value-type="float" office:value="3.77273">
            <text:p>3.77273</text:p>
          </table:table-cell>
          <table:table-cell table:formula="of:=SUM([.M1:.M5])/5" office:value-type="float" office:value="4.595372">
            <text:p>4.595372</text:p>
          </table:table-cell>
          <table:table-cell table:formula="of:=SUM([.N1:.N5])/5" office:value-type="float" office:value="5.184478">
            <text:p>5.184478</text:p>
          </table:table-cell>
          <table:table-cell table:formula="of:=SUM([.O1:.O5])/5" office:value-type="float" office:value="5.658986">
            <text:p>5.658986</text:p>
          </table:table-cell>
          <table:table-cell table:formula="of:=SUM([.P1:.P5])/5" office:value-type="float" office:value="6.092664">
            <text:p>6.092664</text:p>
          </table:table-cell>
          <table:table-cell table:formula="of:=SUM([.Q1:.Q5])/5" office:value-type="float" office:value="7.001916">
            <text:p>7.001916</text:p>
          </table:table-cell>
          <table:table-cell table:formula="of:=SUM([.R1:.R5])/5" office:value-type="float" office:value="7.25272">
            <text:p>7.25272</text:p>
          </table:table-cell>
          <table:table-cell table:formula="of:=SUM([.S1:.S5])/5" office:value-type="float" office:value="7.6135">
            <text:p>7.6135</text:p>
          </table:table-cell>
          <table:table-cell table:formula="of:=SUM([.T1:.T5])/5" office:value-type="float" office:value="8.636908">
            <text:p>8.636908</text:p>
          </table:table-cell>
          <table:table-cell table:formula="of:=SUM([.U1:.U5])/5" office:value-type="float" office:value="9.59261">
            <text:p>9.59261</text:p>
          </table:table-cell>
          <table:table-cell table:formula="of:=SUM([.V1:.V5])/5" office:value-type="float" office:value="10.485552">
            <text:p>10.485552</text:p>
          </table:table-cell>
          <table:table-cell table:formula="of:=SUM([.W1:.W5])/5" office:value-type="float" office:value="10.953074">
            <text:p>10.953074</text:p>
          </table:table-cell>
          <table:table-cell table:formula="of:=SUM([.X1:.X5])/5" office:value-type="float" office:value="12.2628">
            <text:p>12.2628</text:p>
          </table:table-cell>
          <table:table-cell table:formula="of:=SUM([.Y1:.Y5])/5" office:value-type="float" office:value="13.0001">
            <text:p>13.0001</text:p>
          </table:table-cell>
          <table:table-cell table:formula="of:=SUM([.Z1:.Z5])/5" office:value-type="float" office:value="13.60774">
            <text:p>13.60774</text:p>
          </table:table-cell>
          <table:table-cell table:formula="of:=SUM([.AA1:.AA5])/5" office:value-type="float" office:value="14.51502">
            <text:p>14.51502</text:p>
          </table:table-cell>
          <table:table-cell table:formula="of:=SUM([.AB1:.AB5])/5" office:value-type="float" office:value="15.3838">
            <text:p>15.3838</text:p>
          </table:table-cell>
          <table:table-cell table:formula="of:=SUM([.AC1:.AC5])/5" office:value-type="float" office:value="17.44332">
            <text:p>17.44332</text:p>
          </table:table-cell>
          <table:table-cell table:formula="of:=SUM([.AD1:.AD5])/5" office:value-type="float" office:value="17.93278">
            <text:p>17.93278</text:p>
          </table:table-cell>
          <table:table-cell table:formula="of:=SUM([.AE1:.AE5])/5" office:value-type="float" office:value="20.06284">
            <text:p>20.06284</text:p>
          </table:table-cell>
          <table:table-cell table:formula="of:=SUM([.AF1:.AF5])/5" office:value-type="float" office:value="21.05246">
            <text:p>21.05246</text:p>
          </table:table-cell>
          <table:table-cell table:formula="of:=SUM([.AG1:.AG5])/5" office:value-type="float" office:value="21.40262">
            <text:p>21.40262</text:p>
          </table:table-cell>
          <table:table-cell table:formula="of:=SUM([.AH1:.AH5])/5" office:value-type="float" office:value="23.44468">
            <text:p>23.44468</text:p>
          </table:table-cell>
        </table:table-row>
        <table:table-row table:style-name="ro1">
          <table:table-cell>
            <draw:frame table:end-cell-address="Sheet1.J31" table:end-x="0.3996in" table:end-y="0.0516in" draw:z-index="0" draw:style-name="gr1" draw:text-style-name="P1" svg:width="6.2988in" svg:height="3.5429in" svg:x="0.0394in" svg:y="0.0398in">
              <draw:object draw:notify-on-update-of-ranges="Sheet1.A7:Sheet1.AH7 Sheet1.A8:Sheet1.AH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9/10/2013</text:date>, <text:time>21:3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0T21:36:56</dc:date>
    <dc:creator>Fernando Pereira</dc:creator>
    <meta:document-statistic meta:table-count="1" meta:cell-count="238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42cm" svg:y="4.21cm" style:legend-expansion="high" chart:style-name="ch2"/>
        <chart:plot-area chart:style-name="ch3" table:cell-range-address="Sheet1.A7:Sheet1.AH8" chart:data-source-has-labels="row" svg:x="0.77cm" svg:y="0.855cm" svg:width="12.832cm" svg:height="7.545cm">
          <chartooo:coordinate-region svg:x="1.422cm" svg:y="1.046cm" svg:width="11.688cm" svg:height="6.725cm"/>
          <chart:axis chart:dimension="x" chart:name="primary-x" chart:style-name="ch4" chartooo:axis-type="auto">
            <chart:categories table:cell-range-address="Sheet1.A7:Sheet1.AH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8:Sheet1.AH8" chart:class="chart:scatter">
            <chart:domain table:cell-range-address="Sheet1.A7:Sheet1.AH7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Sheet1.A7:Sheet1.AH7</svg:desc>
                </draw:g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14000">
                <text:p>14000</text:p>
              </table:table-cell>
              <table:table-cell office:value-type="float" office:value="16000">
                <text:p>16000</text:p>
              </table:table-cell>
              <table:table-cell office:value-type="float" office:value="18000">
                <text:p>18000</text:p>
              </table:table-cell>
              <table:table-cell office:value-type="float" office:value="20000">
                <text:p>20000</text:p>
              </table:table-cell>
              <table:table-cell office:value-type="float" office:value="22000">
                <text:p>22000</text:p>
              </table:table-cell>
              <table:table-cell office:value-type="float" office:value="24000">
                <text:p>24000</text:p>
              </table:table-cell>
              <table:table-cell office:value-type="float" office:value="26000">
                <text:p>26000</text:p>
              </table:table-cell>
              <table:table-cell office:value-type="float" office:value="28000">
                <text:p>28000</text:p>
              </table:table-cell>
              <table:table-cell office:value-type="float" office:value="30000">
                <text:p>30000</text:p>
              </table:table-cell>
              <table:table-cell office:value-type="float" office:value="32000">
                <text:p>32000</text:p>
              </table:table-cell>
              <table:table-cell office:value-type="float" office:value="34000">
                <text:p>34000</text:p>
              </table:table-cell>
              <table:table-cell office:value-type="float" office:value="36000">
                <text:p>36000</text:p>
              </table:table-cell>
              <table:table-cell office:value-type="float" office:value="38000">
                <text:p>38000</text:p>
              </table:table-cell>
              <table:table-cell office:value-type="float" office:value="40000">
                <text:p>40000</text:p>
              </table:table-cell>
              <table:table-cell office:value-type="float" office:value="42000">
                <text:p>42000</text:p>
              </table:table-cell>
              <table:table-cell office:value-type="float" office:value="44000">
                <text:p>44000</text:p>
              </table:table-cell>
              <table:table-cell office:value-type="float" office:value="46000">
                <text:p>46000</text:p>
              </table:table-cell>
              <table:table-cell office:value-type="float" office:value="48000">
                <text:p>48000</text:p>
              </table:table-cell>
              <table:table-cell office:value-type="float" office:value="50000">
                <text:p>50000</text:p>
              </table:table-cell>
              <table:table-cell office:value-type="float" office:value="52000">
                <text:p>52000</text:p>
              </table:table-cell>
              <table:table-cell office:value-type="float" office:value="54000">
                <text:p>54000</text:p>
              </table:table-cell>
              <table:table-cell office:value-type="float" office:value="56000">
                <text:p>56000</text:p>
              </table:table-cell>
              <table:table-cell office:value-type="float" office:value="58000">
                <text:p>58000</text:p>
              </table:table-cell>
              <table:table-cell office:value-type="float" office:value="60000">
                <text:p>60000</text:p>
              </table:table-cell>
              <table:table-cell office:value-type="float" office:value="62000">
                <text:p>62000</text:p>
              </table:table-cell>
              <table:table-cell office:value-type="float" office:value="64000">
                <text:p>64000</text:p>
              </table:table-cell>
              <table:table-cell office:value-type="float" office:value="66000">
                <text:p>66000</text:p>
              </table:table-cell>
              <table:table-cell office:value-type="float" office:value="68000">
                <text:p>6800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.1759794">
                <text:p>1.1759794</text:p>
                <draw:g>
                  <svg:desc>Sheet1.A8:Sheet1.AH8</svg:desc>
                </draw:g>
              </table:table-cell>
              <table:table-cell office:value-type="float" office:value="1.345291">
                <text:p>1.345291</text:p>
              </table:table-cell>
              <table:table-cell office:value-type="float" office:value="1.2308454">
                <text:p>1.2308454</text:p>
              </table:table-cell>
              <table:table-cell office:value-type="float" office:value="1.7251354">
                <text:p>1.7251354</text:p>
              </table:table-cell>
              <table:table-cell office:value-type="float" office:value="1.3063798">
                <text:p>1.3063798</text:p>
              </table:table-cell>
              <table:table-cell office:value-type="float" office:value="1.658186">
                <text:p>1.658186</text:p>
              </table:table-cell>
              <table:table-cell office:value-type="float" office:value="2.05381">
                <text:p>2.05381</text:p>
              </table:table-cell>
              <table:table-cell office:value-type="float" office:value="2.185744">
                <text:p>2.185744</text:p>
              </table:table-cell>
              <table:table-cell office:value-type="float" office:value="2.143506">
                <text:p>2.143506</text:p>
              </table:table-cell>
              <table:table-cell office:value-type="float" office:value="3.202922">
                <text:p>3.202922</text:p>
              </table:table-cell>
              <table:table-cell office:value-type="float" office:value="3.445068">
                <text:p>3.445068</text:p>
              </table:table-cell>
              <table:table-cell office:value-type="float" office:value="3.77273">
                <text:p>3.77273</text:p>
              </table:table-cell>
              <table:table-cell office:value-type="float" office:value="4.595372">
                <text:p>4.595372</text:p>
              </table:table-cell>
              <table:table-cell office:value-type="float" office:value="5.184478">
                <text:p>5.184478</text:p>
              </table:table-cell>
              <table:table-cell office:value-type="float" office:value="5.658986">
                <text:p>5.658986</text:p>
              </table:table-cell>
              <table:table-cell office:value-type="float" office:value="6.092664">
                <text:p>6.092664</text:p>
              </table:table-cell>
              <table:table-cell office:value-type="float" office:value="7.001916">
                <text:p>7.001916</text:p>
              </table:table-cell>
              <table:table-cell office:value-type="float" office:value="7.25272">
                <text:p>7.25272</text:p>
              </table:table-cell>
              <table:table-cell office:value-type="float" office:value="7.6135">
                <text:p>7.6135</text:p>
              </table:table-cell>
              <table:table-cell office:value-type="float" office:value="8.636908">
                <text:p>8.636908</text:p>
              </table:table-cell>
              <table:table-cell office:value-type="float" office:value="9.59261">
                <text:p>9.59261</text:p>
              </table:table-cell>
              <table:table-cell office:value-type="float" office:value="10.485552">
                <text:p>10.485552</text:p>
              </table:table-cell>
              <table:table-cell office:value-type="float" office:value="10.953074">
                <text:p>10.953074</text:p>
              </table:table-cell>
              <table:table-cell office:value-type="float" office:value="12.2628">
                <text:p>12.2628</text:p>
              </table:table-cell>
              <table:table-cell office:value-type="float" office:value="13.0001">
                <text:p>13.0001</text:p>
              </table:table-cell>
              <table:table-cell office:value-type="float" office:value="13.60774">
                <text:p>13.60774</text:p>
              </table:table-cell>
              <table:table-cell office:value-type="float" office:value="14.51502">
                <text:p>14.51502</text:p>
              </table:table-cell>
              <table:table-cell office:value-type="float" office:value="15.3838">
                <text:p>15.3838</text:p>
              </table:table-cell>
              <table:table-cell office:value-type="float" office:value="17.44332">
                <text:p>17.44332</text:p>
              </table:table-cell>
              <table:table-cell office:value-type="float" office:value="17.93278">
                <text:p>17.93278</text:p>
              </table:table-cell>
              <table:table-cell office:value-type="float" office:value="20.06284">
                <text:p>20.06284</text:p>
              </table:table-cell>
              <table:table-cell office:value-type="float" office:value="21.05246">
                <text:p>21.05246</text:p>
              </table:table-cell>
              <table:table-cell office:value-type="float" office:value="21.40262">
                <text:p>21.40262</text:p>
              </table:table-cell>
              <table:table-cell office:value-type="float" office:value="23.44468">
                <text:p>23.444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